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JUDGE (50:1-3, 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JUDGE (50:1-3, 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ummons (50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5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JUDGE (50:1-3, 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JUDGED (50:4-5, 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JUDGMENT (50:8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JUDGMENT (50:8-23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God desires (50:8-15, 23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50:8-15, 2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o more bulls and goats (50:8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enuine commitment to him (50:14-15, 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JUDGMENT (50:8-23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desires (50:8-15, 2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pises (50:16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God despises (50:16-21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Empty religiosity (50:16-1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rticipation in sin (50: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icked speech (50:19-2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JUDGMENT (50:8-23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God desires (50:8-15, 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God despises (50:16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eclares (50:2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JUDGE (50:1-3, 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JUDGED (50:4-5, 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UDGMENT (50:8-23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0 </dc:title>
    <meta:initial-creator>David STRICKLAND</meta:initial-creator>
    <dc:creator>David STRICKLAND</dc:creator>
    <meta:creation-date>2020-02-22T17:38:16Z</meta:creation-date>
    <dc:date>2020-02-22T17:38:16Z</dc:date>
    <meta:template xlink:href="BibleStudy" xlink:type="simple"/>
    <meta:editing-cycles>1</meta:editing-cycles>
    <meta:editing-duration>PT0S</meta:editing-duration>
    <meta:document-statistic meta:paragraph-count="29" meta:word-count="189"/>
  </office:meta>
</office:document-meta>
</file>